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72.35pt"/>
    </style:style>
    <style:style style:name="co3" style:family="table-column">
      <style:table-column-properties fo:break-before="auto" style:column-width="220.99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21.4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nez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,C5,C7,C12,C13</text:p>
          </table:table-cell>
          <table:table-cell office:value-type="string" calcext:value-type="string">
            <text:p>SMD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,C6,C8,C9</text:p>
          </table:table-cell>
          <table:table-cell office:value-type="string" calcext:value-type="string">
            <text:p>SMD_0805_bott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,C14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6,C17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OD-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_Small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_Header_Straight_1x06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e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C_Receptacle_Amphenol_12401548E4-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_Header_Straight_1x07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_modu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,R7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5,R6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3J1,S3J2</text:p>
          </table:table-cell>
          <table:table-cell office:value-type="string" calcext:value-type="string">
            <text:p>solder_jumper_3pin_tht_2.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der_jumper_3pi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J1,SJ2,SJ3,SJ4,SJ5,SJ6,SJ7,SJ8</text:p>
          </table:table-cell>
          <table:table-cell office:value-type="string" calcext:value-type="string">
            <text:p>solderjumper_botto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der_jump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BUTTON_SWITCH_SW_SPST_EVPB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P1,TP2,TP3,TP4,TP5,TP6</text:p>
          </table:table-cell>
          <table:table-cell office:value-type="string" calcext:value-type="string">
            <text:p>Test_Point_T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-8_3.9x4.9mm_Pitch1.27mm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AES132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QFP-64_10x10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205RET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-8_3.9x4.9mm_Pitch1.27mm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CC508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3A-3302_SOT2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-8_3.9x4.9mm_Pitch1.27mm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CC108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-8_3.9x4.9mm_Pitch1.27mm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SHA204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IQD_IQXO70-4pin_7.5x5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G-8002J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J9</text:p>
          </table:table-cell>
          <table:table-cell office:value-type="string" calcext:value-type="string">
            <text:p>solder_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_jumpe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OGO1</text:p>
          </table:table-cell>
          <table:table-cell office:value-type="string" calcext:value-type="string">
            <text:p>xmr_l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5:56:47.247262407</dc:date>
    <meta:editing-duration>PT46S</meta:editing-duration>
    <meta:editing-cycles>1</meta:editing-cycles>
    <meta:document-statistic meta:table-count="1" meta:cell-count="156" meta:object-count="0"/>
    <meta:generator>LibreOffice/5.1.6.2$Linux_X86_64 LibreOffice_project/10m0$Build-2</meta:generator>
  </office:meta>
</office:document-meta>
</file>